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fd830" officeooo:paragraph-rsid="000fd830"/>
    </style:style>
    <style:style style:name="P2" style:family="paragraph" style:parent-style-name="Standard">
      <style:text-properties fo:color="#0b15e8"/>
    </style:style>
    <style:style style:name="P3" style:family="paragraph" style:parent-style-name="Standard">
      <style:text-properties fo:color="#0b15e8" officeooo:rsid="0010f548" officeooo:paragraph-rsid="0010f548"/>
    </style:style>
    <style:style style:name="P4" style:family="paragraph" style:parent-style-name="Standard">
      <style:text-properties fo:color="#0b15e8" fo:font-weight="bold" officeooo:rsid="0010f548" officeooo:paragraph-rsid="0010f548" style:font-weight-asian="bold" style:font-weight-complex="bold"/>
    </style:style>
    <style:style style:name="P5" style:family="paragraph" style:parent-style-name="Standard">
      <style:text-properties fo:color="#0b15e8" officeooo:rsid="0012ba91" officeooo:paragraph-rsid="0012ba91"/>
    </style:style>
    <style:style style:name="P6" style:family="paragraph" style:parent-style-name="Standard">
      <style:text-properties fo:color="#0b15e8" officeooo:rsid="00146686" officeooo:paragraph-rsid="00146686"/>
    </style:style>
    <style:style style:name="P7" style:family="paragraph" style:parent-style-name="Standard">
      <style:text-properties fo:color="#0b15e8" style:text-position="0% 100%" officeooo:rsid="0014ec8b" officeooo:paragraph-rsid="0014ec8b"/>
    </style:style>
    <style:style style:name="P8" style:family="paragraph" style:parent-style-name="Standard">
      <style:text-properties officeooo:paragraph-rsid="0014ec8b"/>
    </style:style>
    <style:style style:name="P9" style:family="paragraph" style:parent-style-name="Standard">
      <style:paragraph-properties>
        <style:tab-stops>
          <style:tab-stop style:position="7.938cm"/>
        </style:tab-stops>
      </style:paragraph-properties>
      <style:text-properties officeooo:paragraph-rsid="0014ec8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6686"/>
    </style:style>
    <style:style style:name="T3" style:family="text">
      <style:text-properties fo:color="#0b15e8" officeooo:rsid="00146686"/>
    </style:style>
    <style:style style:name="T4" style:family="text">
      <style:text-properties fo:color="#0b15e8" officeooo:rsid="0014ec8b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gnacio Eduardo Loyola Delgado</text:p>
      <text:p text:style-name="Standard">Ejercicios UT1. Introducción al desarrollo de</text:p>
      <text:p text:style-name="Standard">software.</text:p>
      <text:p text:style-name="Standard">1. Define los conceptos de hardware y software. Da tres ejemplo de cada uno.</text:p>
      <text:p text:style-name="Standard"/>
      <text:p text:style-name="P4">Hardware: <text:s/><text:span text:style-name="T1">Componentes tangibles físicos de un ordenador, tanto internos como externos.</text:span></text:p>
      <text:p text:style-name="P4"><text:span text:style-name="T1">Por ejemplo: placa base, CPU y RAM.</text:span></text:p>
      <text:p text:style-name="P4">Software: <text:span text:style-name="T1">Conjunto de instrucciones que le dicen a los componentes físicos del ordenador qué hacer. Por ejemplo: programas (tales como Adobe Illustrator, Vim, Node), sistemas operativos (Windows, Arch linux, Ubuntu, Debian), y la BIOS.</text:span></text:p>
      <text:p text:style-name="P4"><text:span text:style-name="T1"/></text:p>
      <text:p text:style-name="Standard">2. Averigua la definición de software de la RAE.</text:p>
      <text:p text:style-name="Standard"/>
      <text:p text:style-name="P3">Conjunto de programas, instrucciones y reglas informáticas para ejecutar ciertas tareasen una computadora.</text:p>
      <text:p text:style-name="P3"/>
      <text:p text:style-name="Standard">3. Introduce el tipo de licencia (shareware o freeware) en los siguientes productos.</text:p>
      <text:p text:style-name="P5"/>
      <text:p text:style-name="P5">Norton Security: shareware.</text:p>
      <text:p text:style-name="P5">Avast: freeware.</text:p>
      <text:p text:style-name="Standard"/>
      <text:p text:style-name="Standard">4. Nos descargamos el siguiente software: una barra en nuestro navegador que nos</text:p>
      <text:p text:style-name="Standard">ayuda a traducir palabras, con la particularidad que nos muestra anuncios de</text:p>
      <text:p text:style-name="Standard">diccionarios de vez en cuando. ¿Qué tipo de licencia tiene el software?</text:p>
      <text:p text:style-name="Standard"/>
      <text:p text:style-name="P5">Adware, puesto que muestra publicidad.</text:p>
      <text:p text:style-name="Standard"/>
      <text:p text:style-name="Standard">5. Explica la exactitud de la siguiente afirmación: “La licencia de software vendrá</text:p>
      <text:p text:style-name="Standard">establecida por los usuarios que la establecerán según el desarrollador del</text:p>
      <text:p text:style-name="Standard">programa”.</text:p>
      <text:p text:style-name="Standard"/>
      <text:p text:style-name="P6">No es correcta porque es el desarrollador el que establece el tipo de licencia.</text:p>
      <text:p text:style-name="Standard"/>
      <text:p text:style-name="Standard">6. Define licencia software, software libre y software propietario.</text:p>
      <text:p text:style-name="P2"/>
      <text:p text:style-name="P6">Licencia software: es un documento legal que establece los límites del uso y distribución de un determinado producto informático.</text:p>
      <text:p text:style-name="P6">Software libre: de público acceso al código fuente para que sea modificado, copiado, estudiado y ejecutado.</text:p>
      <text:p text:style-name="P6">Sorftware propietario: el código fuente se encuentra sólo en las manos de los desarrolladores y bajo normas de copyright.</text:p>
      <text:p text:style-name="P2"/>
      <text:p text:style-name="Standard">7. Señala la opción verdadera de las siguientes</text:p>
      <text:p text:style-name="Standard"/>
      <text:p text:style-name="Standard"><text:span text:style-name="T2">a. </text:span>La licencia GPL da derecho a usar el programa sin opción de modificarlo. <text:span text:style-name="T3">Falso, porque la licencia GPL permite modificarlo.</text:span></text:p>
      <text:p text:style-name="Standard"><text:span text:style-name="T2">b. </text:span>La licencia GPL obliga a modificar el programa. <text:span text:style-name="T3">Falso, porque permite pero no obliga.</text:span></text:p>
      <text:p text:style-name="Standard"><text:span text:style-name="T2">c. </text:span>La licencia GPL permite hacer públicas las versiones modificadas de este. <text:span text:style-name="T4">Falso, obliga a hacer públicas las modificaciones.</text:span></text:p>
      <text:p text:style-name="Standard"><text:span text:style-name="T2">d. </text:span>Todas son falsas. <text:span text:style-name="T4">Verdadero.</text:span></text:p>
      <text:p text:style-name="Standard"/>
      <text:p text:style-name="Standard">8. Señala la opción verdadera de las siguientes</text:p>
      <text:p text:style-name="Standard"><text:soft-page-break/>a. Un programa puede ser freeware y shareware al mismo tiempo.</text:p>
      <text:p text:style-name="Standard">a. Un programa no puede ser shareware y adware al mismo tiempo.</text:p>
      <text:p text:style-name="Standard">b. Un programa de Softonic siempre es adware.</text:p>
      <text:p text:style-name="P9">c. No todo el software libre es freeware. <text:span text:style-name="T4">←-- Verdadera</text:span></text:p>
      <text:p text:style-name="P8"/>
      <text:p text:style-name="P8">9. ¿Qué es un programa?</text:p>
      <text:p text:style-name="P7">Un conjunto de instrucciones que un ordenador ejecuta para realizar una tarea.</text:p>
      <text:p text:style-name="P8">10. Explica la exactitud de la siguiente afirmación</text:p>
      <text:p text:style-name="P8">“​Un programa se puede realizar en</text:p>
      <text:p text:style-name="Standard">castellano y ser ejecutado por el ordenador”. <text:span text:style-name="T4">Es falsa, porque de momento las máquinas no toleran la inexactitud del lenguaje huma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9:26:56.605993319</meta:creation-date>
    <dc:date>2019-09-12T10:07:58.179863153</dc:date>
    <meta:editing-duration>PT8M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425" meta:character-count="2744" meta:non-whitespace-character-count="2324"/>
  </office:meta>
</office:document-meta>
</file>